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42cm" table:align="right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1.117cm"/>
    </style:style>
    <style:style style:name="Table1.C" style:family="table-column">
      <style:table-column-properties style:column-width="5.292cm"/>
    </style:style>
    <style:style style:name="Table1.D" style:family="table-column">
      <style:table-column-properties style:column-width="7.4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05cm" style:rel-column-width="12354*"/>
    </style:style>
    <style:style style:name="Table2.B" style:family="table-column">
      <style:table-column-properties style:column-width="1.205cm" style:rel-column-width="4644*"/>
    </style:style>
    <style:style style:name="Table2.C" style:family="table-column">
      <style:table-column-properties style:column-width="12.591cm" style:rel-column-width="4853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style:font-name="Liberation Serif" fo:font-size="12pt" fo:font-style="normal" officeooo:rsid="0023f0c3" officeooo:paragraph-rsid="01651280" style:font-size-asian="12pt" style:font-style-asian="normal" style:font-size-complex="12pt" style:font-style-complex="normal"/>
    </style:style>
    <style:style style:name="P2" style:family="paragraph" style:parent-style-name="Preformatted_20_Text">
      <style:text-properties style:font-name="Liberation Serif" fo:font-size="12pt" fo:font-style="normal" officeooo:rsid="0043b2b5" officeooo:paragraph-rsid="01651280" style:font-size-asian="12pt" style:font-style-asian="normal" style:font-size-complex="12pt" style:font-style-complex="normal"/>
    </style:style>
    <style:style style:name="P3" style:family="paragraph" style:parent-style-name="Preformatted_20_Text">
      <style:text-properties style:font-name="Liberation Serif" fo:font-size="12pt" fo:font-style="normal" officeooo:rsid="004adc87" officeooo:paragraph-rsid="01651280" style:font-size-asian="12pt" style:font-style-asian="normal" style:font-size-complex="12pt" style:font-style-complex="normal"/>
    </style:style>
    <style:style style:name="P4" style:family="paragraph" style:parent-style-name="Preformatted_20_Text">
      <style:text-properties style:font-name="Liberation Serif" fo:font-size="12pt" fo:font-style="normal" officeooo:paragraph-rsid="01651280" style:font-size-asian="12pt" style:font-style-asian="normal" style:font-size-complex="12pt" style:font-style-complex="normal"/>
    </style:style>
    <style:style style:name="P5" style:family="paragraph" style:parent-style-name="Preformatted_20_Text">
      <style:text-properties style:font-name="Liberation Serif" fo:font-size="12pt" fo:font-style="normal" fo:font-weight="normal" officeooo:rsid="00a822c7" officeooo:paragraph-rsid="0165128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text-properties style:font-name="Liberation Serif" fo:font-size="12pt" fo:font-style="normal" fo:font-weight="normal" officeooo:rsid="0167ebfb" officeooo:paragraph-rsid="0167ebf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text-properties style:font-name="Liberation Serif" fo:font-size="12pt" fo:font-style="normal" fo:font-weight="bold" officeooo:paragraph-rsid="0165128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style="normal" fo:font-weight="bold" officeooo:rsid="003848d9" officeooo:paragraph-rsid="0165128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2pt" fo:font-style="normal" fo:font-weight="bold" officeooo:rsid="003eed83" officeooo:paragraph-rsid="0165128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10" style:family="paragraph" style:parent-style-name="Preformatted_20_Text">
      <style:text-properties style:font-name="Liberation Serif" fo:font-size="12pt" fo:font-style="normal" officeooo:rsid="003848d9" officeooo:paragraph-rsid="01651280" style:font-name-asian="Courier New" style:font-size-asian="12pt" style:font-style-asian="normal" style:font-name-complex="Liberation Mono" style:font-size-complex="12pt" style:font-style-complex="normal"/>
    </style:style>
    <style:style style:name="P11" style:family="paragraph" style:parent-style-name="Preformatted_20_Text">
      <style:text-properties style:font-name="Liberation Serif" fo:font-size="12pt" fo:font-style="normal" officeooo:rsid="002b0e18" officeooo:paragraph-rsid="01651280" style:font-name-asian="Courier New" style:font-size-asian="12pt" style:font-style-asian="normal" style:font-name-complex="Liberation Mono" style:font-size-complex="12pt" style:font-style-complex="normal"/>
    </style:style>
    <style:style style:name="P12" style:family="paragraph" style:parent-style-name="Preformatted_20_Text">
      <style:text-properties style:font-name="Liberation Serif" fo:font-size="12pt" fo:font-style="normal" officeooo:rsid="00401c3e" officeooo:paragraph-rsid="01651280" style:font-name-asian="Courier New" style:font-size-asian="12pt" style:font-style-asian="normal" style:font-name-complex="Liberation Mono" style:font-size-complex="12pt" style:font-style-complex="normal"/>
    </style:style>
    <style:style style:name="P13" style:family="paragraph" style:parent-style-name="Preformatted_20_Text">
      <style:text-properties style:font-name="Liberation Serif" fo:font-size="12pt" fo:font-style="normal" officeooo:rsid="00428090" officeooo:paragraph-rsid="01651280" style:font-name-asian="Courier New" style:font-size-asian="12pt" style:font-style-asian="normal" style:font-name-complex="Liberation Mono" style:font-size-complex="12pt" style:font-style-complex="normal"/>
    </style:style>
    <style:style style:name="P14" style:family="paragraph" style:parent-style-name="Preformatted_20_Text">
      <style:text-properties style:font-name="Liberation Serif" fo:font-size="12pt" fo:font-style="normal" officeooo:rsid="0043b2b5" officeooo:paragraph-rsid="01651280" style:font-name-asian="Courier New" style:font-size-asian="12pt" style:font-style-asian="normal" style:font-name-complex="Liberation Mono" style:font-size-complex="12pt" style:font-style-complex="normal"/>
    </style:style>
    <style:style style:name="P15" style:family="paragraph" style:parent-style-name="Preformatted_20_Text">
      <style:text-properties style:font-name="Liberation Serif" fo:font-size="12pt" fo:font-style="normal" officeooo:rsid="002a178f" officeooo:paragraph-rsid="01651280" style:font-name-asian="Courier New" style:font-size-asian="12pt" style:font-style-asian="normal" style:font-name-complex="Liberation Mono" style:font-size-complex="12pt" style:font-style-complex="normal"/>
    </style:style>
    <style:style style:name="P16" style:family="paragraph" style:parent-style-name="Preformatted_20_Text">
      <style:paragraph-properties fo:break-before="page"/>
      <style:text-properties style:font-name="Liberation Serif" fo:font-size="12pt" fo:font-style="normal" fo:font-weight="bold" officeooo:rsid="002f43cb" officeooo:paragraph-rsid="0165128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text-properties style:font-name="Liberation Serif" fo:font-size="12pt" officeooo:rsid="002b0e18" officeooo:paragraph-rsid="01651280" style:font-name-asian="Courier New" style:font-size-asian="12pt" style:font-name-complex="Liberation Mono" style:font-size-complex="12pt"/>
    </style:style>
    <style:style style:name="P18" style:family="paragraph" style:parent-style-name="Table_20_Contents">
      <style:text-properties style:font-name="Liberation Serif" fo:font-size="12pt" officeooo:rsid="004adc87" officeooo:paragraph-rsid="01651280" style:font-name-asian="Courier New" style:font-size-asian="12pt" style:font-name-complex="Liberation Mono" style:font-size-complex="12pt"/>
    </style:style>
    <style:style style:name="P19" style:family="paragraph" style:parent-style-name="Table_20_Contents">
      <style:text-properties style:font-name="Liberation Serif" fo:font-size="12pt" officeooo:rsid="00339abb" officeooo:paragraph-rsid="01651280" style:font-name-asian="Courier New" style:font-size-asian="12pt" style:font-name-complex="Liberation Mono" style:font-size-complex="12pt"/>
    </style:style>
    <style:style style:name="P20" style:family="paragraph" style:parent-style-name="Table_20_Contents">
      <style:text-properties style:font-name="Liberation Serif" fo:font-size="12pt" officeooo:rsid="00392008" officeooo:paragraph-rsid="01651280" style:font-name-asian="Courier New" style:font-size-asian="12pt" style:font-name-complex="Liberation Mono" style:font-size-complex="12pt"/>
    </style:style>
    <style:style style:name="P21" style:family="paragraph" style:parent-style-name="Table_20_Contents">
      <style:text-properties style:font-name="Liberation Serif" fo:font-size="12pt" officeooo:rsid="0040dc93" officeooo:paragraph-rsid="01651280" style:font-name-asian="Courier New" style:font-size-asian="12pt" style:font-name-complex="Liberation Mono" style:font-size-complex="12pt"/>
    </style:style>
    <style:style style:name="P22" style:family="paragraph" style:parent-style-name="Table_20_Contents">
      <style:text-properties style:font-name="Liberation Serif" fo:font-size="12pt" officeooo:rsid="00428090" officeooo:paragraph-rsid="01651280" style:font-name-asian="Courier New" style:font-size-asian="12pt" style:font-name-complex="Liberation Mono" style:font-size-complex="12pt"/>
    </style:style>
    <style:style style:name="P23" style:family="paragraph" style:parent-style-name="Table_20_Contents">
      <style:text-properties style:font-name="Liberation Serif" fo:font-size="12pt" officeooo:rsid="0043b2b5" officeooo:paragraph-rsid="01651280" style:font-name-asian="Courier New" style:font-size-asian="12pt" style:font-name-complex="Liberation Mono" style:font-size-complex="12pt"/>
    </style:style>
    <style:style style:name="P24" style:family="paragraph" style:parent-style-name="Table_20_Contents">
      <style:text-properties style:font-name="Liberation Serif" fo:font-size="12pt" officeooo:rsid="004b575b" officeooo:paragraph-rsid="01651280" style:font-name-asian="Courier New" style:font-size-asian="12pt" style:font-name-complex="Liberation Mono" style:font-size-complex="12pt"/>
    </style:style>
    <style:style style:name="P25" style:family="paragraph" style:parent-style-name="Table_20_Contents">
      <style:text-properties style:font-name="Liberation Serif" fo:font-size="12pt" officeooo:rsid="004ec662" officeooo:paragraph-rsid="01651280" style:font-name-asian="Courier New" style:font-size-asian="12pt" style:font-name-complex="Liberation Mono" style:font-size-complex="12pt"/>
    </style:style>
    <style:style style:name="P26" style:family="paragraph" style:parent-style-name="Table_20_Contents">
      <style:text-properties style:font-name="Liberation Serif" fo:font-size="12pt" officeooo:rsid="002e8e5e" officeooo:paragraph-rsid="01651280" style:font-name-asian="Courier New" style:font-size-asian="12pt" style:font-name-complex="Liberation Mono" style:font-size-complex="12pt"/>
    </style:style>
    <style:style style:name="P27" style:family="paragraph" style:parent-style-name="Table_20_Contents">
      <style:text-properties style:font-name="Liberation Serif" fo:font-size="12pt" officeooo:paragraph-rsid="01651280" style:font-name-asian="Courier New" style:font-size-asian="12pt" style:font-name-complex="Liberation Mono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ec662" officeooo:paragraph-rsid="01651280" style:font-name-asian="Courier New" style:font-size-asian="12pt" style:font-weight-asian="bold" style:font-name-complex="Liberation Mono" style:font-size-complex="12pt" style:font-weight-complex="bold"/>
    </style:style>
    <style:style style:name="P29" style:family="paragraph" style:parent-style-name="Standard">
      <style:text-properties style:font-name="Liberation Serif" fo:font-size="12pt" fo:font-style="normal" officeooo:rsid="01cf99c4" officeooo:paragraph-rsid="01cf99c4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text-align="start" style:justify-single-word="false"/>
      <style:text-properties style:font-name="Liberation Serif" fo:font-size="12pt" fo:font-style="normal" fo:font-weight="normal" officeooo:rsid="006dc77d" officeooo:paragraph-rsid="0185568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Liberation Serif" fo:font-size="12pt" fo:font-style="normal" fo:font-weight="normal" officeooo:rsid="01855681" officeooo:paragraph-rsid="0185568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2pt" fo:font-style="italic" fo:font-weight="normal" officeooo:rsid="01d8214f" officeooo:paragraph-rsid="01dbc46d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18f3a39" officeooo:paragraph-rsid="018f3a39"/>
    </style:style>
    <style:style style:name="P34" style:family="paragraph" style:parent-style-name="Text_20_body">
      <style:paragraph-properties fo:text-align="start" style:justify-single-word="false"/>
      <style:text-properties officeooo:rsid="001ee855" officeooo:paragraph-rsid="01989189"/>
    </style:style>
    <style:style style:name="P35" style:family="paragraph" style:parent-style-name="Text_20_body">
      <style:paragraph-properties fo:text-align="start" style:justify-single-word="false"/>
      <style:text-properties officeooo:rsid="01bf8e0c" officeooo:paragraph-rsid="01bf8e0c"/>
    </style:style>
    <style:style style:name="P36" style:family="paragraph" style:parent-style-name="Text_20_body">
      <style:paragraph-properties fo:text-align="start" style:justify-single-word="false"/>
      <style:text-properties fo:font-style="italic" fo:font-weight="normal" officeooo:rsid="01da11f1" officeooo:paragraph-rsid="01da11f1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tyle="italic" officeooo:rsid="01d8214f" officeooo:paragraph-rsid="01d8214f" style:font-style-asian="italic" style:font-style-complex="italic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18f3a39" officeooo:paragraph-rsid="018f3a39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18f3a39" officeooo:paragraph-rsid="01cc07e5"/>
    </style:style>
    <style:style style:name="P40" style:family="paragraph" style:parent-style-name="Preformatted_20_Text">
      <style:text-properties style:font-name="Liberation Serif" fo:font-size="12pt" fo:font-style="normal" officeooo:paragraph-rsid="01781224" style:font-size-asian="12pt" style:font-style-asian="normal" style:font-size-complex="12pt" style:font-style-complex="normal"/>
    </style:style>
    <style:style style:name="P41" style:family="paragraph" style:parent-style-name="Preformatted_20_Text">
      <style:text-properties style:font-name="Liberation Serif" fo:font-size="12pt" fo:font-style="normal" officeooo:rsid="005f90ee" officeooo:paragraph-rsid="01b9c89d" style:font-size-asian="12pt" style:font-style-asian="normal" style:font-size-complex="12pt" style:font-style-complex="normal"/>
    </style:style>
    <style:style style:name="P42" style:family="paragraph" style:parent-style-name="Preformatted_20_Text">
      <style:text-properties style:font-name="Liberation Serif" fo:font-size="12pt" fo:font-style="normal" officeooo:rsid="005f90ee" officeooo:paragraph-rsid="01bf8e0c" style:font-size-asian="12pt" style:font-style-asian="normal" style:font-size-complex="12pt" style:font-style-complex="normal"/>
    </style:style>
    <style:style style:name="P43" style:family="paragraph" style:parent-style-name="Preformatted_20_Text">
      <style:text-properties style:font-name="Liberation Serif" fo:font-size="12pt" fo:font-style="normal" officeooo:rsid="005f90ee" officeooo:paragraph-rsid="01c98774" style:font-size-asian="12pt" style:font-style-asian="normal" style:font-size-complex="12pt" style:font-style-complex="normal"/>
    </style:style>
    <style:style style:name="P44" style:family="paragraph" style:parent-style-name="Preformatted_20_Text">
      <style:text-properties style:font-name="Liberation Serif" fo:font-size="12pt" fo:font-style="normal" officeooo:rsid="005f90ee" officeooo:paragraph-rsid="01d8214f" style:font-size-asian="12pt" style:font-style-asian="normal" style:font-size-complex="12pt" style:font-style-complex="normal"/>
    </style:style>
    <style:style style:name="P45" style:family="paragraph" style:parent-style-name="Preformatted_20_Text">
      <style:paragraph-properties fo:text-align="start" style:justify-single-word="false"/>
      <style:text-properties style:font-name="Liberation Serif" fo:font-size="12pt" fo:font-style="normal" officeooo:rsid="01139439" officeooo:paragraph-rsid="01cc07e5" style:font-size-asian="12pt" style:font-style-asian="normal" style:font-size-complex="12pt" style:font-style-complex="normal"/>
    </style:style>
    <style:style style:name="P46" style:family="paragraph" style:parent-style-name="Preformatted_20_Text">
      <style:text-properties style:font-name="Liberation Serif" fo:font-size="12pt" fo:font-style="normal" officeooo:rsid="01139439" officeooo:paragraph-rsid="01cc07e5" style:font-size-asian="12pt" style:font-style-asian="normal" style:font-size-complex="12pt" style:font-style-complex="normal"/>
    </style:style>
    <style:style style:name="P47" style:family="paragraph" style:parent-style-name="Preformatted_20_Text">
      <style:paragraph-properties fo:text-align="start" style:justify-single-word="false"/>
      <style:text-properties style:font-name="Liberation Serif" fo:font-size="12pt" fo:font-style="normal" officeooo:rsid="01221581" officeooo:paragraph-rsid="01cc07e5" style:font-size-asian="12pt" style:font-style-asian="normal" style:font-size-complex="12pt" style:font-style-complex="normal"/>
    </style:style>
    <style:style style:name="P48" style:family="paragraph" style:parent-style-name="Preformatted_20_Text">
      <style:paragraph-properties fo:text-align="start" style:justify-single-word="false"/>
      <style:text-properties style:font-name="Liberation Serif" fo:font-size="12pt" fo:font-style="normal" officeooo:rsid="01d8b38f" officeooo:paragraph-rsid="01cc07e5" style:font-size-asian="12pt" style:font-style-asian="normal" style:font-size-complex="12pt" style:font-style-complex="normal"/>
    </style:style>
    <style:style style:name="P49" style:family="paragraph" style:parent-style-name="Preformatted_20_Text">
      <style:text-properties style:font-name="Liberation Serif" fo:font-size="12pt" fo:font-style="normal" officeooo:rsid="0124b792" officeooo:paragraph-rsid="01c98774" style:font-size-asian="12pt" style:font-style-asian="normal" style:font-size-complex="12pt" style:font-style-complex="normal"/>
    </style:style>
    <style:style style:name="P50" style:family="paragraph" style:parent-style-name="Preformatted_20_Text">
      <style:text-properties style:font-name="Liberation Serif" fo:font-size="12pt" fo:font-style="normal" officeooo:rsid="0124b792" officeooo:paragraph-rsid="01cc07e5" style:font-size-asian="12pt" style:font-style-asian="normal" style:font-size-complex="12pt" style:font-style-complex="normal"/>
    </style:style>
    <style:style style:name="P51" style:family="paragraph" style:parent-style-name="Preformatted_20_Text">
      <style:text-properties style:font-name="Liberation Serif" fo:font-size="12pt" fo:font-style="normal" officeooo:rsid="0124b792" officeooo:paragraph-rsid="01e4bad5" style:font-size-asian="12pt" style:font-style-asian="normal" style:font-size-complex="12pt" style:font-style-complex="normal"/>
    </style:style>
    <style:style style:name="P52" style:family="paragraph" style:parent-style-name="Preformatted_20_Text">
      <style:text-properties style:font-name="Liberation Serif" fo:font-size="12pt" fo:font-style="normal" officeooo:rsid="0072fe1a" officeooo:paragraph-rsid="01b9c89d" style:font-size-asian="12pt" style:font-style-asian="normal" style:font-size-complex="12pt" style:font-style-complex="normal"/>
    </style:style>
    <style:style style:name="P53" style:family="paragraph" style:parent-style-name="Preformatted_20_Text">
      <style:text-properties style:font-name="Liberation Serif" fo:font-size="12pt" fo:font-style="normal" officeooo:rsid="0072fe1a" officeooo:paragraph-rsid="01c98774" style:font-size-asian="12pt" style:font-style-asian="normal" style:font-size-complex="12pt" style:font-style-complex="normal"/>
    </style:style>
    <style:style style:name="P54" style:family="paragraph" style:parent-style-name="Preformatted_20_Text">
      <style:text-properties style:font-name="Liberation Serif" fo:font-size="12pt" fo:font-style="normal" officeooo:rsid="0072fe1a" officeooo:paragraph-rsid="01cc07e5" style:font-size-asian="12pt" style:font-style-asian="normal" style:font-size-complex="12pt" style:font-style-complex="normal"/>
    </style:style>
    <style:style style:name="P55" style:family="paragraph" style:parent-style-name="Preformatted_20_Text">
      <style:text-properties style:font-name="Liberation Serif" fo:font-size="12pt" fo:font-style="normal" officeooo:rsid="0072fe1a" officeooo:paragraph-rsid="01d83fa0" style:font-size-asian="12pt" style:font-style-asian="normal" style:font-size-complex="12pt" style:font-style-complex="normal"/>
    </style:style>
    <style:style style:name="P56" style:family="paragraph" style:parent-style-name="Preformatted_20_Text">
      <style:text-properties style:font-name="Liberation Serif" fo:font-size="12pt" fo:font-style="normal" officeooo:rsid="01375894" officeooo:paragraph-rsid="01c98774" style:font-size-asian="12pt" style:font-style-asian="normal" style:font-size-complex="12pt" style:font-style-complex="normal"/>
    </style:style>
    <style:style style:name="P57" style:family="paragraph" style:parent-style-name="Preformatted_20_Text">
      <style:text-properties style:font-name="Liberation Serif" fo:font-size="12pt" fo:font-style="normal" officeooo:paragraph-rsid="018924e2" style:font-size-asian="12pt" style:font-style-asian="normal" style:font-size-complex="12pt" style:font-style-complex="normal"/>
    </style:style>
    <style:style style:name="P58" style:family="paragraph" style:parent-style-name="Preformatted_20_Text">
      <style:text-properties style:font-name="Liberation Serif" fo:font-size="12pt" fo:font-style="normal" officeooo:paragraph-rsid="01651280" style:font-size-asian="12pt" style:font-style-asian="normal" style:font-size-complex="12pt" style:font-style-complex="normal"/>
    </style:style>
    <style:style style:name="P59" style:family="paragraph" style:parent-style-name="Preformatted_20_Text">
      <style:text-properties style:font-name="Liberation Serif" fo:font-size="12pt" fo:font-style="normal" officeooo:rsid="0062d126" officeooo:paragraph-rsid="01b9c89d" style:font-size-asian="12pt" style:font-style-asian="normal" style:font-size-complex="12pt" style:font-style-complex="normal"/>
    </style:style>
    <style:style style:name="P60" style:family="paragraph" style:parent-style-name="Preformatted_20_Text">
      <style:text-properties style:font-name="Liberation Serif" fo:font-size="12pt" fo:font-style="normal" officeooo:rsid="0155070f" officeooo:paragraph-rsid="01b9c89d" style:font-size-asian="12pt" style:font-style-asian="normal" style:font-size-complex="12pt" style:font-style-complex="normal"/>
    </style:style>
    <style:style style:name="P61" style:family="paragraph" style:parent-style-name="Preformatted_20_Text">
      <style:text-properties style:font-name="Liberation Serif" fo:font-size="12pt" fo:font-style="normal" officeooo:rsid="01ab465d" officeooo:paragraph-rsid="01924e72" style:font-size-asian="12pt" style:font-style-asian="normal" style:font-size-complex="12pt" style:font-style-complex="normal"/>
    </style:style>
    <style:style style:name="P62" style:family="paragraph" style:parent-style-name="Preformatted_20_Text">
      <style:text-properties style:font-name="Liberation Serif" fo:font-size="12pt" fo:font-style="normal" fo:font-weight="bold" officeooo:paragraph-rsid="01781224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style:font-name="Liberation Serif" fo:font-size="12pt" fo:font-style="normal" fo:font-weight="bold" officeooo:rsid="003eed83" officeooo:paragraph-rsid="01d3acf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64" style:family="paragraph" style:parent-style-name="Preformatted_20_Text">
      <style:text-properties style:font-name="Liberation Serif" fo:font-size="12pt" fo:font-style="normal" officeooo:rsid="00bf1de7" officeooo:paragraph-rsid="00bf1de7" style:font-name-asian="Courier New" style:font-size-asian="12pt" style:font-style-asian="normal" style:font-name-complex="Liberation Mono" style:font-size-complex="12pt" style:font-style-complex="normal"/>
    </style:style>
    <style:style style:name="P65" style:family="paragraph" style:parent-style-name="Preformatted_20_Text">
      <style:text-properties style:font-name="Liberation Serif" fo:font-size="12pt" fo:font-style="normal" officeooo:rsid="00bf1de7" officeooo:paragraph-rsid="00c303d9" style:font-name-asian="Courier New" style:font-size-asian="12pt" style:font-style-asian="normal" style:font-name-complex="Liberation Mono" style:font-size-complex="12pt" style:font-style-complex="normal"/>
    </style:style>
    <style:style style:name="P66" style:family="paragraph" style:parent-style-name="Preformatted_20_Text">
      <style:text-properties style:font-name="Liberation Serif" fo:font-size="12pt" fo:font-style="normal" officeooo:rsid="00e167b3" officeooo:paragraph-rsid="00e167b3" style:font-name-asian="Courier New" style:font-size-asian="12pt" style:font-style-asian="normal" style:font-name-complex="Liberation Mono" style:font-size-complex="12pt" style:font-style-complex="normal"/>
    </style:style>
    <style:style style:name="P67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f6b7f4" officeooo:paragraph-rsid="01bf8e0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f6b7f4" officeooo:paragraph-rsid="01de1b77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Preformatted_20_Text">
      <style:text-properties style:font-name="Liberation Serif" fo:font-size="12pt" fo:font-style="normal" fo:font-weight="normal" officeooo:rsid="014b494c" officeooo:paragraph-rsid="018f3a39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Preformatted_20_Text">
      <style:text-properties style:font-name="Liberation Serif" fo:font-size="12pt" fo:font-style="normal" fo:font-weight="normal" officeooo:rsid="014cdc45" officeooo:paragraph-rsid="018f3a3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Preformatted_20_Text">
      <style:text-properties style:font-name="Liberation Serif" fo:font-size="12pt" fo:font-style="normal" fo:font-weight="normal" officeooo:rsid="014d8220" officeooo:paragraph-rsid="018f3a3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Preformatted_20_Text">
      <style:text-properties style:font-name="Liberation Serif" fo:font-size="12pt" fo:font-style="normal" fo:font-weight="normal" officeooo:rsid="014d8220" officeooo:paragraph-rsid="01bf8e0c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Preformatted_20_Text">
      <style:text-properties style:font-name="Liberation Serif" fo:font-size="12pt" fo:font-style="normal" fo:font-weight="normal" officeooo:rsid="014dd866" officeooo:paragraph-rsid="018f3a3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Preformatted_20_Text">
      <style:text-properties style:font-name="Liberation Serif" fo:font-size="12pt" fo:font-style="normal" fo:font-weight="normal" officeooo:rsid="014f1f3d" officeooo:paragraph-rsid="018f3a3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Preformatted_20_Text">
      <style:text-properties style:font-name="Liberation Serif" fo:font-size="12pt" fo:font-style="normal" fo:font-weight="normal" officeooo:rsid="0153381b" officeooo:paragraph-rsid="018f3a39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Preformatted_20_Text">
      <style:text-properties style:font-name="Liberation Serif" fo:font-size="12pt" fo:font-style="normal" fo:font-weight="normal" officeooo:rsid="014fd567" officeooo:paragraph-rsid="018f3a39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Preformatted_20_Text">
      <style:text-properties style:font-name="Liberation Serif" fo:font-size="12pt" fo:font-style="normal" fo:font-weight="normal" officeooo:rsid="0155070f" officeooo:paragraph-rsid="01bf8e0c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139439" officeooo:paragraph-rsid="01cc07e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2d6eee" officeooo:paragraph-rsid="01cc07e5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2d6eee" officeooo:paragraph-rsid="01d8214f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Preformatted_20_Text">
      <style:text-properties style:font-name="Liberation Serif" fo:font-size="12pt" fo:font-style="normal" fo:font-weight="normal" officeooo:rsid="00207782" officeooo:paragraph-rsid="01924e72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Preformatted_20_Text">
      <style:text-properties style:font-name="Liberation Serif" fo:font-size="12pt" fo:font-style="normal" fo:font-weight="normal" officeooo:rsid="00392008" officeooo:paragraph-rsid="019383a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Preformatted_20_Text">
      <style:text-properties style:font-name="Liberation Serif" fo:font-size="12pt" fo:font-style="normal" fo:font-weight="normal" officeooo:rsid="01ab465d" officeooo:paragraph-rsid="01924e72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62d126" officeooo:paragraph-rsid="01b9c89d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Preformatted_20_Text">
      <style:text-properties style:font-name="Liberation Serif" fo:font-size="12pt" fo:font-style="normal" fo:font-weight="normal" officeooo:rsid="01992649" officeooo:paragraph-rsid="01992649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221581" officeooo:paragraph-rsid="01cc07e5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df0533" officeooo:paragraph-rsid="01df0533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1d8b38f" officeooo:paragraph-rsid="01cc07e5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1d3d414" officeooo:paragraph-rsid="01cc07e5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57fad8" officeooo:paragraph-rsid="01cc07e5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Preformatted_20_Text">
      <style:text-properties style:font-name="Liberation Serif" fo:font-size="12pt" fo:font-style="italic" officeooo:rsid="005f90ee" officeooo:paragraph-rsid="01b9c89d" style:font-size-asian="12pt" style:font-style-asian="italic" style:font-size-complex="12pt" style:font-style-complex="italic"/>
    </style:style>
    <style:style style:name="P92" style:family="paragraph" style:parent-style-name="Preformatted_20_Text">
      <style:paragraph-properties fo:text-align="start" style:justify-single-word="false"/>
      <style:text-properties style:font-name="Liberation Serif" fo:font-size="12pt" fo:font-style="italic" officeooo:rsid="01ab4508" officeooo:paragraph-rsid="01cc07e5" style:font-size-asian="12pt" style:font-style-asian="italic" style:font-size-complex="12pt" style:font-style-complex="italic"/>
    </style:style>
    <style:style style:name="P93" style:family="paragraph" style:parent-style-name="Preformatted_20_Text">
      <style:text-properties style:font-name="Liberation Serif" fo:font-size="12pt" officeooo:paragraph-rsid="01b9c89d" style:font-size-asian="12pt" style:font-size-complex="12pt"/>
    </style:style>
    <style:style style:name="P94" style:family="paragraph" style:parent-style-name="Preformatted_20_Text">
      <style:paragraph-properties fo:text-align="start" style:justify-single-word="false"/>
      <style:text-properties fo:font-style="normal" fo:font-weight="normal" officeooo:rsid="01df0533" officeooo:paragraph-rsid="01df0533" style:font-style-asian="normal" style:font-weight-asian="normal" style:font-style-complex="normal" style:font-weight-complex="normal"/>
    </style:style>
    <style:style style:name="P95" style:family="paragraph" style:parent-style-name="Heading_20_2">
      <style:paragraph-properties fo:text-align="center" style:justify-single-word="false"/>
      <style:text-properties style:font-name="Liberation Serif" fo:font-size="12pt" officeooo:paragraph-rsid="01651280" style:font-size-asian="12pt" style:font-size-complex="12pt"/>
    </style:style>
    <style:style style:name="P96" style:family="paragraph" style:parent-style-name="Heading_20_2">
      <style:paragraph-properties fo:text-align="center" style:justify-single-word="false"/>
      <style:text-properties style:font-name="Liberation Serif" fo:font-size="12pt" officeooo:paragraph-rsid="01b9c89d" style:font-size-asian="12pt" style:font-size-complex="12pt"/>
    </style:style>
    <style:style style:name="P97" style:family="paragraph" style:parent-style-name="Heading_20_2">
      <style:paragraph-properties fo:text-align="center" style:justify-single-word="false"/>
      <style:text-properties style:font-name="Liberation Serif" fo:font-size="12pt" fo:font-style="normal" fo:font-weight="normal" officeooo:rsid="012d6eee" officeooo:paragraph-rsid="01651280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Heading_20_2">
      <style:paragraph-properties fo:text-align="center" style:justify-single-word="false"/>
      <style:text-properties style:font-name="Liberation Serif" fo:font-size="12pt" fo:font-style="normal" fo:font-weight="bold" officeooo:rsid="01b9badb" officeooo:paragraph-rsid="01b9c89d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Heading_20_2">
      <style:paragraph-properties fo:text-align="center" style:justify-single-word="false"/>
    </style:style>
    <style:style style:name="P100" style:family="paragraph" style:parent-style-name="Heading_20_2">
      <style:paragraph-properties fo:text-align="center" style:justify-single-word="false"/>
      <style:text-properties officeooo:paragraph-rsid="01b9c89d"/>
    </style:style>
    <style:style style:name="P101" style:family="paragraph" style:parent-style-name="Heading_20_2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02" style:family="paragraph" style:parent-style-name="Heading_20_2">
      <style:paragraph-properties fo:text-align="center" style:justify-single-word="false"/>
      <style:text-properties style:font-name="Liberation Serif" fo:font-size="12pt" officeooo:paragraph-rsid="018f3a39" style:font-size-asian="12pt" style:font-size-complex="12pt"/>
    </style:style>
    <style:style style:name="P103" style:family="paragraph" style:parent-style-name="Heading_20_2">
      <style:paragraph-properties fo:text-align="center" style:justify-single-word="false"/>
      <style:text-properties style:font-name="Liberation Serif" fo:font-size="12pt" fo:font-style="normal" fo:font-weight="bold" officeooo:rsid="00f6b7f4" officeooo:paragraph-rsid="01bf8e0c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Heading_20_1">
      <style:paragraph-properties fo:text-align="center" style:justify-single-word="false"/>
      <style:text-properties style:font-name="Liberation Serif" fo:font-size="12pt" officeooo:paragraph-rsid="01651280" style:font-size-asian="12pt" style:font-size-complex="12pt"/>
    </style:style>
    <style:style style:name="P105" style:family="paragraph" style:parent-style-name="Heading_20_1">
      <style:paragraph-properties fo:text-align="center" style:justify-single-word="false"/>
      <style:text-properties style:font-name="Liberation Serif" fo:font-size="12pt" officeooo:rsid="006a77d5" officeooo:paragraph-rsid="01651280" style:font-size-asian="12pt" style:font-size-complex="12pt"/>
    </style:style>
    <style:style style:name="P106" style:family="paragraph" style:parent-style-name="Heading_20_1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07" style:family="paragraph" style:parent-style-name="Heading_20_1">
      <style:paragraph-properties fo:text-align="center" style:justify-single-word="false"/>
      <style:text-properties style:font-name="Liberation Serif" fo:font-size="12pt" officeooo:paragraph-rsid="018d2d27" style:font-size-asian="12pt" style:font-size-complex="12pt"/>
    </style:style>
    <style:style style:name="P108" style:family="paragraph" style:parent-style-name="Heading_20_1">
      <style:paragraph-properties fo:text-align="center" style:justify-single-word="false"/>
      <style:text-properties style:font-name="Liberation Serif" fo:font-size="12pt" fo:font-style="normal" officeooo:paragraph-rsid="018d2d27" style:font-size-asian="12pt" style:font-style-asian="normal" style:font-size-complex="12pt" style:font-style-complex="normal"/>
    </style:style>
    <style:style style:name="P109" style:family="paragraph" style:parent-style-name="Table_20_Contents">
      <style:text-properties style:font-name="Liberation Serif" fo:font-size="12pt" officeooo:rsid="00bf1de7" officeooo:paragraph-rsid="00ddd2a2" style:font-name-asian="Courier New" style:font-size-asian="12pt" style:font-name-complex="Liberation Mono" style:font-size-complex="12pt"/>
    </style:style>
    <style:style style:name="P110" style:family="paragraph" style:parent-style-name="Table_20_Contents">
      <style:text-properties style:font-name="Liberation Serif" fo:font-size="12pt" officeooo:rsid="00e167b3" officeooo:paragraph-rsid="00e167b3" style:font-name-asian="Courier New" style:font-size-asian="12pt" style:font-name-complex="Liberation Mono" style:font-size-complex="12pt"/>
    </style:style>
    <style:style style:name="P111" style:family="paragraph" style:parent-style-name="Heading_20_3">
      <style:paragraph-properties fo:text-align="center" style:justify-single-word="false"/>
      <style:text-properties style:font-name="Liberation Serif" fo:font-size="12pt" officeooo:paragraph-rsid="01cc07e5" style:font-size-asian="12pt" style:font-size-complex="12pt"/>
    </style:style>
    <style:style style:name="P112" style:family="paragraph" style:parent-style-name="Heading_20_3">
      <style:paragraph-properties fo:text-align="center" style:justify-single-word="false"/>
      <style:text-properties style:font-name="Liberation Serif" fo:font-size="12pt" fo:font-style="normal" fo:font-weight="normal" officeooo:rsid="012d6eee" officeooo:paragraph-rsid="01cc07e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6e978c" style:font-style-asian="italic" style:font-style-complex="italic"/>
    </style:style>
    <style:style style:name="T3" style:family="text">
      <style:text-properties fo:font-style="italic" officeooo:rsid="01177399" style:font-style-asian="italic" style:font-style-complex="italic"/>
    </style:style>
    <style:style style:name="T4" style:family="text">
      <style:text-properties fo:font-style="italic" officeooo:rsid="01d6493b" style:font-style-asian="italic" style:font-style-complex="italic"/>
    </style:style>
    <style:style style:name="T5" style:family="text">
      <style:text-properties fo:font-style="italic" officeooo:rsid="01231ccb" style:font-style-asian="italic" style:font-style-complex="italic"/>
    </style:style>
    <style:style style:name="T6" style:family="text">
      <style:text-properties fo:font-style="italic" officeooo:rsid="005f90ee" style:font-style-asian="italic" style:font-style-complex="italic"/>
    </style:style>
    <style:style style:name="T7" style:family="text">
      <style:text-properties officeooo:rsid="00a78e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cf9547" style:font-weight-asian="bold" style:font-weight-complex="bold"/>
    </style:style>
    <style:style style:name="T10" style:family="text">
      <style:text-properties fo:font-weight="bold" officeooo:rsid="0170f526" style:font-weight-asian="bold" style:font-weight-complex="bold"/>
    </style:style>
    <style:style style:name="T11" style:family="text">
      <style:text-properties fo:font-weight="bold" officeooo:rsid="018f3a39" style:font-weight-asian="bold" style:font-weight-complex="bold"/>
    </style:style>
    <style:style style:name="T12" style:family="text">
      <style:text-properties fo:font-weight="bold" officeooo:rsid="01bfbc49" style:font-weight-asian="bold" style:font-weight-complex="bold"/>
    </style:style>
    <style:style style:name="T13" style:family="text">
      <style:text-properties fo:font-weight="bold" officeooo:rsid="01932348" style:font-weight-asian="bold" style:font-weight-complex="bold"/>
    </style:style>
    <style:style style:name="T14" style:family="text">
      <style:text-properties fo:font-weight="bold" officeooo:rsid="0194c84f" style:font-weight-asian="bold" style:font-weight-complex="bold"/>
    </style:style>
    <style:style style:name="T15" style:family="text">
      <style:text-properties fo:font-weight="bold" officeooo:rsid="01960c38" style:font-weight-asian="bold" style:font-weight-complex="bold"/>
    </style:style>
    <style:style style:name="T16" style:family="text">
      <style:text-properties fo:font-weight="bold" officeooo:rsid="0197f1c6" style:font-weight-asian="bold" style:font-weight-complex="bold"/>
    </style:style>
    <style:style style:name="T17" style:family="text">
      <style:text-properties fo:font-weight="bold" officeooo:rsid="01a1c5fa" style:font-weight-asian="bold" style:font-weight-complex="bold"/>
    </style:style>
    <style:style style:name="T18" style:family="text">
      <style:text-properties fo:font-weight="bold" officeooo:rsid="01b9c89d" style:font-weight-asian="bold" style:font-weight-complex="bold"/>
    </style:style>
    <style:style style:name="T19" style:family="text">
      <style:text-properties fo:font-weight="bold" officeooo:rsid="0122b7bf" style:font-weight-asian="bold" style:font-weight-complex="bold"/>
    </style:style>
    <style:style style:name="T20" style:family="text">
      <style:text-properties fo:font-weight="bold" officeooo:rsid="01cc07e5" style:font-weight-asian="bold" style:font-weight-complex="bold"/>
    </style:style>
    <style:style style:name="T21" style:family="text">
      <style:text-properties officeooo:rsid="00d110de"/>
    </style:style>
    <style:style style:name="T22" style:family="text">
      <style:text-properties officeooo:rsid="019f5963"/>
    </style:style>
    <style:style style:name="T23" style:family="text">
      <style:text-properties officeooo:rsid="0059185c"/>
    </style:style>
    <style:style style:name="T24" style:family="text">
      <style:text-properties officeooo:rsid="00392008"/>
    </style:style>
    <style:style style:name="T25" style:family="text">
      <style:text-properties officeooo:rsid="00339abb"/>
    </style:style>
    <style:style style:name="T26" style:family="text">
      <style:text-properties officeooo:rsid="00dc7c71"/>
    </style:style>
    <style:style style:name="T27" style:family="text">
      <style:text-properties officeooo:rsid="00401c3e"/>
    </style:style>
    <style:style style:name="T28" style:family="text">
      <style:text-properties officeooo:rsid="0040dc93"/>
    </style:style>
    <style:style style:name="T29" style:family="text">
      <style:text-properties officeooo:rsid="00428090"/>
    </style:style>
    <style:style style:name="T30" style:family="text">
      <style:text-properties officeooo:rsid="0043b2b5"/>
    </style:style>
    <style:style style:name="T31" style:family="text">
      <style:text-properties officeooo:rsid="0046c798"/>
    </style:style>
    <style:style style:name="T32" style:family="text">
      <style:text-properties officeooo:rsid="004ec662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a78e8e" style:font-style-asian="normal" style:font-weight-asian="bold" style:font-style-complex="normal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55070f" style:font-weight-asian="normal" style:font-weight-complex="normal"/>
    </style:style>
    <style:style style:name="T37" style:family="text">
      <style:text-properties fo:font-weight="normal" officeooo:rsid="01781224" style:font-weight-asian="normal" style:font-weight-complex="normal"/>
    </style:style>
    <style:style style:name="T38" style:family="text">
      <style:text-properties fo:font-weight="normal" officeooo:rsid="012d6eee" style:font-weight-asian="normal" style:font-weight-complex="normal"/>
    </style:style>
    <style:style style:name="T39" style:family="text">
      <style:text-properties fo:font-weight="normal" officeooo:rsid="01366e40" style:font-weight-asian="normal" style:font-weight-complex="normal"/>
    </style:style>
    <style:style style:name="T40" style:family="text">
      <style:text-properties fo:font-weight="normal" officeooo:rsid="012e1e17" style:font-weight-asian="normal" style:font-weight-complex="normal"/>
    </style:style>
    <style:style style:name="T41" style:family="text">
      <style:text-properties fo:font-weight="normal" officeooo:rsid="0139d6d5" style:font-weight-asian="normal" style:font-weight-complex="normal"/>
    </style:style>
    <style:style style:name="T42" style:family="text">
      <style:text-properties fo:font-weight="normal" officeooo:rsid="01375894" style:font-weight-asian="normal" style:font-weight-complex="normal"/>
    </style:style>
    <style:style style:name="T43" style:family="text">
      <style:text-properties fo:font-weight="normal" officeooo:rsid="0169af13" style:font-weight-asian="normal" style:font-weight-complex="normal"/>
    </style:style>
    <style:style style:name="T44" style:family="text">
      <style:text-properties fo:font-weight="normal" officeooo:rsid="01893cb9" style:font-weight-asian="normal" style:font-weight-complex="normal"/>
    </style:style>
    <style:style style:name="T45" style:family="text">
      <style:text-properties fo:font-weight="normal" officeooo:rsid="0170f526" style:font-weight-asian="normal" style:font-weight-complex="normal"/>
    </style:style>
    <style:style style:name="T46" style:family="text">
      <style:text-properties fo:font-weight="normal" officeooo:rsid="019b206d" style:font-weight-asian="normal" style:font-weight-complex="normal"/>
    </style:style>
    <style:style style:name="T47" style:family="text">
      <style:text-properties fo:font-weight="normal" officeooo:rsid="0072fe1a" style:font-weight-asian="normal" style:font-weight-complex="normal"/>
    </style:style>
    <style:style style:name="T48" style:family="text">
      <style:text-properties fo:font-weight="normal" officeooo:rsid="019cf24c" style:font-weight-asian="normal" style:font-weight-complex="normal"/>
    </style:style>
    <style:style style:name="T49" style:family="text">
      <style:text-properties fo:font-weight="normal" officeooo:rsid="019da687" style:font-weight-asian="normal" style:font-weight-complex="normal"/>
    </style:style>
    <style:style style:name="T50" style:family="text">
      <style:text-properties fo:font-weight="normal" officeooo:rsid="016e978c" style:font-weight-asian="normal" style:font-weight-complex="normal"/>
    </style:style>
    <style:style style:name="T51" style:family="text">
      <style:text-properties fo:font-weight="normal" officeooo:rsid="019717d0" style:font-weight-asian="normal" style:font-weight-complex="normal"/>
    </style:style>
    <style:style style:name="T52" style:family="text">
      <style:text-properties fo:font-weight="normal" officeooo:rsid="01a0004a" style:font-weight-asian="normal" style:font-weight-complex="normal"/>
    </style:style>
    <style:style style:name="T53" style:family="text">
      <style:text-properties fo:font-weight="normal" officeooo:rsid="0077af84" style:font-weight-asian="normal" style:font-weight-complex="normal"/>
    </style:style>
    <style:style style:name="T54" style:family="text">
      <style:text-properties fo:font-weight="normal" officeooo:rsid="00ee3d1c" style:font-weight-asian="normal" style:font-weight-complex="normal"/>
    </style:style>
    <style:style style:name="T55" style:family="text">
      <style:text-properties fo:font-weight="normal" officeooo:rsid="01a36ba1" style:font-weight-asian="normal" style:font-weight-complex="normal"/>
    </style:style>
    <style:style style:name="T56" style:family="text">
      <style:text-properties fo:font-weight="normal" officeooo:rsid="01ad1537" style:font-weight-asian="normal" style:font-weight-complex="normal"/>
    </style:style>
    <style:style style:name="T57" style:family="text">
      <style:text-properties fo:font-weight="normal" officeooo:rsid="01af8baf" style:font-weight-asian="normal" style:font-weight-complex="normal"/>
    </style:style>
    <style:style style:name="T58" style:family="text">
      <style:text-properties fo:font-weight="normal" officeooo:rsid="011b0241" style:font-weight-asian="normal" style:font-weight-complex="normal"/>
    </style:style>
    <style:style style:name="T59" style:family="text">
      <style:text-properties fo:font-weight="normal" officeooo:rsid="01da062a" style:font-weight-asian="normal" style:font-weight-complex="normal"/>
    </style:style>
    <style:style style:name="T60" style:family="text">
      <style:text-properties fo:font-weight="normal" officeooo:rsid="01d68460" style:font-weight-asian="normal" style:font-weight-complex="normal"/>
    </style:style>
    <style:style style:name="T61" style:family="text">
      <style:text-properties fo:font-weight="normal" officeooo:rsid="01164db5" style:font-weight-asian="normal" style:font-weight-complex="normal"/>
    </style:style>
    <style:style style:name="T62" style:family="text">
      <style:text-properties fo:font-weight="normal" officeooo:rsid="019f5963" style:font-weight-asian="normal" style:font-weight-complex="normal"/>
    </style:style>
    <style:style style:name="T63" style:family="text">
      <style:text-properties fo:font-weight="normal" officeooo:rsid="01d0bc86" style:font-weight-asian="normal" style:font-weight-complex="normal"/>
    </style:style>
    <style:style style:name="T64" style:family="text">
      <style:text-properties fo:font-weight="normal" officeooo:rsid="0108e5c9" style:font-weight-asian="normal" style:font-weight-complex="normal"/>
    </style:style>
    <style:style style:name="T65" style:family="text">
      <style:text-properties fo:font-weight="normal" officeooo:rsid="01d83fa0" style:font-weight-asian="normal" style:font-weight-complex="normal"/>
    </style:style>
    <style:style style:name="T66" style:family="text">
      <style:text-properties fo:font-weight="normal" officeooo:rsid="01e282f2" style:font-weight-asian="normal" style:font-weight-complex="normal"/>
    </style:style>
    <style:style style:name="T67" style:family="text">
      <style:text-properties fo:font-weight="normal" officeooo:rsid="01dfe374" style:font-weight-asian="normal" style:font-weight-complex="normal"/>
    </style:style>
    <style:style style:name="T68" style:family="text">
      <style:text-properties fo:font-weight="normal" officeooo:rsid="01de1b77" style:font-weight-asian="normal" style:font-weight-complex="normal"/>
    </style:style>
    <style:style style:name="T69" style:family="text">
      <style:text-properties officeooo:rsid="001ee855"/>
    </style:style>
    <style:style style:name="T70" style:family="text">
      <style:text-properties style:font-name="Liberation Serif" fo:font-size="12pt" style:font-size-asian="12pt" style:font-size-complex="12pt"/>
    </style:style>
    <style:style style:name="T71" style:family="text">
      <style:text-properties style:font-name="Liberation Serif" fo:font-size="12pt" officeooo:rsid="00a78e8e" style:font-size-asian="12pt" style:font-size-complex="12pt"/>
    </style:style>
    <style:style style:name="T72" style:family="text">
      <style:text-properties style:font-name="Liberation Serif" fo:font-size="12pt" officeooo:rsid="0166c06d" style:font-size-asian="12pt" style:font-size-complex="12pt"/>
    </style:style>
    <style:style style:name="T73" style:family="text">
      <style:text-properties style:font-name="Liberation Serif" fo:font-size="12pt" officeooo:rsid="018d2d27" style:font-size-asian="12pt" style:font-size-complex="12pt"/>
    </style:style>
    <style:style style:name="T74" style:family="text">
      <style:text-properties style:font-name="Liberation Serif" fo:font-size="12pt" officeooo:rsid="01cc07e5" style:font-size-asian="12pt" style:font-size-complex="12pt"/>
    </style:style>
    <style:style style:name="T75" style:family="text">
      <style:text-properties style:font-name="Liberation Serif" fo:font-size="12pt" officeooo:rsid="01cda2a2" style:font-size-asian="12pt" style:font-size-complex="12pt"/>
    </style:style>
    <style:style style:name="T76" style:family="text">
      <style:text-properties style:font-name="Liberation Serif" fo:font-size="12pt" officeooo:rsid="01bfbc49" style:font-size-asian="12pt" style:font-size-complex="12pt"/>
    </style:style>
    <style:style style:name="T77" style:family="text">
      <style:text-properties style:font-name="Liberation Serif" fo:font-size="12pt" fo:font-style="normal" fo:font-weight="bold" officeooo:rsid="01b9c89d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style:font-name="Liberation Serif" fo:font-size="12pt" fo:font-style="normal" fo:font-weight="bold" officeooo:rsid="01b9badb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style:font-name="Liberation Serif" fo:font-size="12pt" fo:font-style="normal" fo:font-weight="bold" officeooo:rsid="01bfbc49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style:font-name="Liberation Serif" fo:font-size="12pt" fo:font-style="normal" fo:font-weight="bold" officeooo:rsid="01caca06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82" style:family="text">
      <style:text-properties style:font-name="Liberation Serif" fo:font-size="12pt" fo:font-style="normal" officeooo:rsid="016e978c" style:font-size-asian="12pt" style:font-style-asian="normal" style:font-size-complex="12pt" style:font-style-complex="normal"/>
    </style:style>
    <style:style style:name="T83" style:family="text">
      <style:text-properties style:font-name="Liberation Serif" fo:font-size="12pt" fo:font-style="normal" officeooo:rsid="019717d0" style:font-size-asian="12pt" style:font-style-asian="normal" style:font-size-complex="12pt" style:font-style-complex="normal"/>
    </style:style>
    <style:style style:name="T84" style:family="text">
      <style:text-properties style:font-name="Liberation Serif" fo:font-size="12pt" fo:font-style="normal" officeooo:rsid="01989189" style:font-size-asian="12pt" style:font-style-asian="normal" style:font-size-complex="12pt" style:font-style-complex="normal"/>
    </style:style>
    <style:style style:name="T85" style:family="text">
      <style:text-properties style:font-name="Liberation Serif" fo:font-size="12pt" fo:font-style="normal" officeooo:rsid="01bfbc49" style:font-size-asian="12pt" style:font-style-asian="normal" style:font-size-complex="12pt" style:font-style-complex="normal"/>
    </style:style>
    <style:style style:name="T8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1bfbc49" style:font-size-asian="12pt" style:font-weight-asian="normal" style:font-size-complex="12pt" style:font-weight-complex="normal"/>
    </style:style>
    <style:style style:name="T88" style:family="text">
      <style:text-properties officeooo:rsid="002166b7"/>
    </style:style>
    <style:style style:name="T89" style:family="text">
      <style:text-properties officeooo:rsid="002a178f"/>
    </style:style>
    <style:style style:name="T90" style:family="text">
      <style:text-properties officeooo:rsid="002eadfb"/>
    </style:style>
    <style:style style:name="T91" style:family="text">
      <style:text-properties officeooo:rsid="0155070f"/>
    </style:style>
    <style:style style:name="T92" style:family="text">
      <style:text-properties officeooo:rsid="0169af13"/>
    </style:style>
    <style:style style:name="T93" style:family="text">
      <style:text-properties officeooo:rsid="0171d9df"/>
    </style:style>
    <style:style style:name="T94" style:family="text">
      <style:text-properties officeooo:rsid="017a5af5"/>
    </style:style>
    <style:style style:name="T95" style:family="text">
      <style:text-properties officeooo:rsid="00ddd2a2"/>
    </style:style>
    <style:style style:name="T96" style:family="text">
      <style:text-properties officeooo:rsid="00c303d9"/>
    </style:style>
    <style:style style:name="T97" style:family="text">
      <style:text-properties officeooo:rsid="01855681"/>
    </style:style>
    <style:style style:name="T98" style:family="text">
      <style:text-properties officeooo:rsid="01587cd4"/>
    </style:style>
    <style:style style:name="T99" style:family="text">
      <style:text-properties officeooo:rsid="01438454"/>
    </style:style>
    <style:style style:name="T100" style:family="text">
      <style:text-properties officeooo:rsid="014da784"/>
    </style:style>
    <style:style style:name="T101" style:family="text">
      <style:text-properties officeooo:rsid="014cdc45"/>
    </style:style>
    <style:style style:name="T102" style:family="text">
      <style:text-properties officeooo:rsid="014dd866"/>
    </style:style>
    <style:style style:name="T103" style:family="text">
      <style:text-properties officeooo:rsid="014f1f3d"/>
    </style:style>
    <style:style style:name="T104" style:family="text">
      <style:text-properties officeooo:rsid="0153381b"/>
    </style:style>
    <style:style style:name="T105" style:family="text">
      <style:text-properties officeooo:rsid="01514169"/>
    </style:style>
    <style:style style:name="T106" style:family="text">
      <style:text-properties officeooo:rsid="01177399"/>
    </style:style>
    <style:style style:name="T107" style:family="text">
      <style:text-properties officeooo:rsid="01d760bc"/>
    </style:style>
    <style:style style:name="T108" style:family="text">
      <style:text-properties officeooo:rsid="0122b7bf"/>
    </style:style>
    <style:style style:name="T109" style:family="text">
      <style:text-properties officeooo:rsid="0120a920"/>
    </style:style>
    <style:style style:name="T110" style:family="text">
      <style:text-properties officeooo:rsid="01d8b38f"/>
    </style:style>
    <style:style style:name="T111" style:family="text">
      <style:text-properties officeooo:rsid="01266cba"/>
    </style:style>
    <style:style style:name="T112" style:family="text">
      <style:text-properties officeooo:rsid="0108e5c9"/>
    </style:style>
    <style:style style:name="T113" style:family="text">
      <style:text-properties officeooo:rsid="01231ccb"/>
    </style:style>
    <style:style style:name="T114" style:family="text">
      <style:text-properties officeooo:rsid="01d30d2d"/>
    </style:style>
    <style:style style:name="T115" style:family="text">
      <style:text-properties officeooo:rsid="012e1e17"/>
    </style:style>
    <style:style style:name="T116" style:family="text">
      <style:text-properties officeooo:rsid="01e1ec8b"/>
    </style:style>
    <style:style style:name="T117" style:family="text">
      <style:text-properties officeooo:rsid="012f21d0"/>
    </style:style>
    <style:style style:name="T118" style:family="text">
      <style:text-properties officeooo:rsid="01375894"/>
    </style:style>
    <style:style style:name="T119" style:family="text">
      <style:text-properties fo:font-variant="normal" fo:text-transform="none" fo:color="#000000" style:font-name="Consolas" fo:font-size="10.5pt" fo:letter-spacing="normal" fo:font-weight="normal" officeooo:rsid="00ee3d1c"/>
    </style:style>
    <style:style style:name="T120" style:family="text">
      <style:text-properties officeooo:rsid="0137d728"/>
    </style:style>
    <style:style style:name="T121" style:family="text">
      <style:text-properties officeooo:rsid="018c0885"/>
    </style:style>
    <style:style style:name="T122" style:family="text">
      <style:text-properties officeooo:rsid="018d2d27"/>
    </style:style>
    <style:style style:name="T123" style:family="text">
      <style:text-properties officeooo:rsid="018e50a0"/>
    </style:style>
    <style:style style:name="T124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Serif" fo:font-size="12pt" style:font-size-asian="12pt" style:font-size-complex="12pt"/>
    </style:style>
    <style:style style:name="T126" style:family="text">
      <style:text-properties style:font-name="Liberation Serif" fo:font-size="12pt" officeooo:rsid="01cc07e5" style:font-size-asian="12pt" style:font-size-complex="12pt"/>
    </style:style>
    <style:style style:name="T127" style:family="text">
      <style:text-properties officeooo:rsid="01924e72"/>
    </style:style>
    <style:style style:name="T128" style:family="text">
      <style:text-properties officeooo:rsid="00e5d264"/>
    </style:style>
    <style:style style:name="T129" style:family="text">
      <style:text-properties officeooo:rsid="0072fe1a"/>
    </style:style>
    <style:style style:name="T130" style:family="text">
      <style:text-properties officeooo:rsid="0073b4f5"/>
    </style:style>
    <style:style style:name="T131" style:family="text">
      <style:text-properties officeooo:rsid="019383a5"/>
    </style:style>
    <style:style style:name="T132" style:family="text">
      <style:text-properties officeooo:rsid="01992649"/>
    </style:style>
    <style:style style:name="T133" style:family="text">
      <style:text-properties officeooo:rsid="00ee3d1c"/>
    </style:style>
    <style:style style:name="T134" style:family="text">
      <style:text-properties officeooo:rsid="008c1abb"/>
    </style:style>
    <style:style style:name="T135" style:family="text">
      <style:text-properties officeooo:rsid="007bdc79"/>
    </style:style>
    <style:style style:name="T136" style:family="text">
      <style:text-properties officeooo:rsid="01a6f1a4"/>
    </style:style>
    <style:style style:name="T137" style:family="text">
      <style:text-properties officeooo:rsid="01ab4508"/>
    </style:style>
    <style:style style:name="T138" style:family="text">
      <style:text-properties officeooo:rsid="01b01051"/>
    </style:style>
    <style:style style:name="T139" style:family="text">
      <style:text-properties officeooo:rsid="01b1bcd1"/>
    </style:style>
    <style:style style:name="T140" style:family="text">
      <style:text-properties officeooo:rsid="01b24227"/>
    </style:style>
    <style:style style:name="T141" style:family="text">
      <style:text-properties officeooo:rsid="01b273a6"/>
    </style:style>
    <style:style style:name="T142" style:family="text">
      <style:text-properties officeooo:rsid="01b58aa2"/>
    </style:style>
    <style:style style:name="T143" style:family="text">
      <style:text-properties officeooo:rsid="01b9c89d"/>
    </style:style>
    <style:style style:name="T144" style:family="text">
      <style:text-properties officeooo:rsid="01bfbc49"/>
    </style:style>
    <style:style style:name="T145" style:family="text">
      <style:text-properties officeooo:rsid="01bf8e0c"/>
    </style:style>
    <style:style style:name="T146" style:family="text">
      <style:text-properties officeooo:rsid="01cda2a2"/>
    </style:style>
    <style:style style:name="T147" style:family="text">
      <style:text-properties officeooo:rsid="01d0bc86"/>
    </style:style>
    <style:style style:name="T148" style:family="text">
      <style:text-properties officeooo:rsid="01dbc46d"/>
    </style:style>
    <style:style style:name="T149" style:family="text">
      <style:text-properties officeooo:rsid="01de1b77"/>
    </style:style>
    <style:style style:name="T150" style:family="text">
      <style:text-properties officeooo:rsid="01dfe3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4" text:outline-level="1"><text:span text:style-name="T69">EspamAI-Sesame</text:span> <text:span text:style-name="T7">manual</text:span></text:h>
      <text:p text:style-name="P34"><text:span text:style-name="T71">T</text:span><text:span text:style-name="T70">his is a manual for espamAI </text:span><text:span text:style-name="T73">module</text:span><text:span text:style-name="T70">, that allows to generate C++ </text:span><text:span text:style-name="T72">Sesame </text:span><text:span text:style-name="T70">applications.</text:span><text:span text:style-name="T81"> </text:span><text:span text:style-name="T82">The </text:span><text:span text:style-name="T83">manual concentrates only on </text:span><text:span text:style-name="T82">Sesame application generation </text:span><text:span text:style-name="T83">and should be used together with </text:span><text:span text:style-name="T82"><text:s/>espamAIMan.pdf</text:span><text:span text:style-name="T83"> manual, </text:span><text:span text:style-name="T84">which</text:span><text:span text:style-name="T83"> describes </text:span><text:span text:style-name="T84">how to use</text:span><text:span text:style-name="T83"> EspamAI</text:span><text:span text:style-name="T82">. </text:span><text:span text:style-name="T84">The </text:span><text:span text:style-name="T82">espamAIMan.pdf</text:span><text:span text:style-name="T83"> manual </text:span><text:span text:style-name="T84">is located in the same folder as EspamAI-Sesame manual. </text:span></text:p>
      <text:h text:style-name="P106" text:outline-level="1"><text:span text:style-name="T8">Requirements </text:span><text:span text:style-name="T9">&amp; Installation</text:span></text:h>
      <text:p text:style-name="P6">To run espamAI-Sesame, both espamAI and Sesame tools should be installed.</text:p>
      <text:p text:style-name="P5"><text:span text:style-name="T92">1. espamAI requirements and installation steps are given in </text:span>README.md at the <text:span text:style-name="T21">espamAI </text:span>root folder: <text:s/><text:a xlink:type="simple" xlink:href="https://git.liacs.nl/lerc/espam" text:style-name="Internet_20_link" text:visited-style-name="Visited_20_Internet_20_Link"><text:span text:style-name="T21">https://git.liacs.nl/lerc/espam</text:span></text:a></text:p>
      <text:p text:style-name="P57"><text:span text:style-name="T43">2.Sesame </text:span><text:span text:style-name="T44">tool and </text:span><text:span text:style-name="T43">installation instructions:</text:span><text:span text:style-name="T45"> </text:span><text:a xlink:type="simple" xlink:href="http://sesamesim.sourceforge.net/" text:style-name="Internet_20_link" text:visited-style-name="Visited_20_Internet_20_Link"><text:span text:style-name="T45">http://sesamesim.sourceforge.net/</text:span></text:a></text:p>
      <text:h text:style-name="P108" text:outline-level="1"><text:span text:style-name="T10">General description</text:span></text:h>
      <text:p text:style-name="P7">Input: </text:p>
      <text:p text:style-name="P4"><text:tab/>- <text:span text:style-name="T23">P</text:span>ath to <text:span text:style-name="T23">single </text:span>DNN model in .onnx or .json format <text:span text:style-name="T121">or a single CSDF model </text:span>+ options (see <text:tab/>below)</text:p>
      <text:p text:style-name="P62">Output: </text:p>
      <text:p text:style-name="P40"><text:span text:style-name="T37">Sesame application: </text:span></text:p>
      <text:p text:style-name="P4"><text:tab/>- .<text:span text:style-name="T93">yml file, containing general application description. </text:span></text:p>
      <text:p text:style-name="P4"><text:s/><text:tab/>- .<text:span text:style-name="T88">cpp / .h file for every DNN/CSDF node, containing description and functionality of the <text:tab/>corresponding DNN/CSDF node.</text:span></text:p>
      <text:p text:style-name="P4"/>
      <text:h text:style-name="P107" text:outline-level="1"><text:span text:style-name="T122">E</text:span>xecution </text:h>
      <text:p text:style-name="P33"><text:span text:style-name="T70">The espamAI-Sesame module execution is perfomed in t</text:span><text:span text:style-name="T74">hree</text:span><text:span text:style-name="T70"> steps:</text:span></text:p>
      <text:p text:style-name="P38"><text:span text:style-name="T70">1. </text:span><text:span text:style-name="T74">Generate </text:span><text:span text:style-name="T70">Sesame application </text:span><text:span text:style-name="T74">(</text:span><text:span text:style-name="T70">using espamAI</text:span><text:span text:style-name="T74">)</text:span><text:span text:style-name="T70">.</text:span></text:p>
      <text:p text:style-name="P39"><text:span text:style-name="T70">2. </text:span><text:span text:style-name="T74">[optional] print and customize WCET specification</text:span></text:p>
      <text:p text:style-name="P39"><text:span text:style-name="T74">3. <text:s/></text:span><text:span text:style-name="T75">Simulate application running with Sesame. </text:span></text:p>
      <text:h text:style-name="P99" text:outline-level="2"><text:span text:style-name="T70">Generate Sesame application</text:span></text:h>
      <text:p text:style-name="P81"><text:span text:style-name="T127">To generate the sesame application with espamAI-Sesame: </text:span></text:p>
      <text:p text:style-name="P85">1. Cd to the Sesame application destination folder (any folder you like). </text:p>
      <text:p text:style-name="P83">1. <text:span text:style-name="T131">Call </text:span>espam/bin/<text:span text:style-name="T132">espam</text:span>:</text:p>
      <text:p text:style-name="P82"><text:tab/><text:span text:style-name="T22">&lt;my path to espam&gt;/bin</text:span>/<text:span text:style-name="T91">espam --generate &lt;input_file&gt; --sesame [options] </text:span></text:p>
      <text:p text:style-name="P61"><text:span text:style-name="T35">Where </text:span><text:span text:style-name="T62">&lt;my path to espam&gt; is a directory, contains espam files (bin, lib, src and other espamAI source dicrectories) e.g.</text:span></text:p>
      <text:p text:style-name="P61"><text:span text:style-name="T62"/></text:p>
      <text:h text:style-name="P111" text:outline-level="3"><text:span text:style-name="T20">Print and customize </text:span><text:span text:style-name="T11">WCET</text:span><text:span text:style-name="T8"> specification </text:span></text:h>
      <text:p text:style-name="P46"><text:span text:style-name="T136">In espamAI the worst-case times (WCET) specification is defined as a list of k-v pairs </text:span><text:span text:style-name="T3">operat</text:span><text:span text:style-name="T4">or</text:span><text:span text:style-name="T3">: execution time</text:span><text:span text:style-name="T106"> and stored in .json format. And example of WCET specification can be found in .../espam/src/espam/examples/time_spec/wcet_example.json: </text:span></text:p>
      <text:p text:style-name="P79">{</text:p>
      <text:p text:style-name="P79"><text:s text:c="2"/>"MAXPOOL": 2,</text:p>
      <text:p text:style-name="P79"><text:s text:c="2"/>"CONV(5_5)": 75,</text:p>
      <text:p text:style-name="P79"><text:s text:c="2"/>"CONV": 3,</text:p>
      <text:p text:style-name="P79"><text:s text:c="2"/>"DENSEBLOCK_NONE(1_400,400_120)": 10400,</text:p>
      <text:p text:style-name="P79"><text:soft-page-break/><text:s text:c="2"/>"WRITE": 1,</text:p>
      <text:p text:style-name="P79"><text:s text:c="2"/>"SOFTMAX": 1,</text:p>
      <text:p text:style-name="P79"><text:s text:c="2"/>"READ": 1,</text:p>
      <text:p text:style-name="P79"><text:s text:c="2"/>"MAXPOOL(2_2_10)": 80,</text:p>
      <text:p text:style-name="P79"><text:s text:c="2"/>"DENSEBLOCK_NONE(1_120,120_84)": 2160,</text:p>
      <text:p text:style-name="P79"><text:s text:c="2"/>"DENSEBLOCK_SOFTMAX(1_84,84_10)": 504,</text:p>
      <text:p text:style-name="P79"><text:s text:c="2"/>"ReLU": 1,</text:p>
      <text:p text:style-name="P79"><text:s text:c="2"/>"CONV(5_5_6)": 450,</text:p>
      <text:p text:style-name="P79"><text:s text:c="2"/>"MAXPOOL(2_2_28)": 224,</text:p>
      <text:p text:style-name="P79"><text:s text:c="2"/>"NONE": 0</text:p>
      <text:p text:style-name="P79">}</text:p>
      <text:p text:style-name="P78"><text:span text:style-name="T106">The </text:span><text:span text:style-name="T3">operat</text:span><text:span text:style-name="T4">or</text:span><text:span text:style-name="T106"> ia s single opetator, performed in an CSDF node such as Convolution or Subsampling, the </text:span><text:span text:style-name="T3">execution time </text:span><text:span text:style-name="T137">is an operator WCET in time units. The time unit is an abstract time measurement unit, common for all the operators (e.g. milliseconds, seconds, minutes, etc).</text:span></text:p>
      <text:p text:style-name="P78"/>
      <text:p text:style-name="P92"><text:span text:style-name="T35">Abstract and parametrized </text:span><text:span text:style-name="T56">WCETs</text:span></text:p>
      <text:p text:style-name="P46"><text:span text:style-name="T106">The WCET can be </text:span><text:span text:style-name="T3">abstract</text:span><text:span text:style-name="T106"> or </text:span><text:span text:style-name="T3">parametrized</text:span><text:span text:style-name="T106">. The abstract WCET specifies the operator complexity in time_units/input value, with only the operator name takes into account. An example of an </text:span><text:span text:style-name="T3">abstract</text:span><text:span text:style-name="T106"> WCET is </text:span><text:span text:style-name="T38">"CONV: </text:span><text:span text:style-name="T56">3</text:span><text:span text:style-name="T38">", </text:span><text:span text:style-name="T56">which means that “CONV” operator has complexity 3 </text:span><text:span text:style-name="T57">time_units</text:span><text:span text:style-name="T56">/input value. The abstract WCETs <text:s/>are used to compute the parametrized operator WCETs. </text:span></text:p>
      <text:p text:style-name="P46"><text:span text:style-name="T106"><text:tab/>Unlike the </text:span><text:span text:style-name="T3">abstract</text:span><text:span text:style-name="T106"> WCETs,</text:span><text:span text:style-name="T3"> parametrized</text:span><text:span text:style-name="T106"> WCETs takes into account the operator parameters and specify the operator execution time. An example of parametrized WCET is “</text:span><text:span text:style-name="T38">CONV(5_5_6): </text:span><text:span text:style-name="T57">450</text:span><text:span text:style-name="T38">”</text:span><text:span text:style-name="T57">, which specifies that operator “CONV” with parameters “5,5,6” requires 450 time units to execute. </text:span></text:p>
      <text:p text:style-name="P86"><text:span text:style-name="T140"><text:tab/>For performance evaluation, the parametrized</text:span> <text:span text:style-name="T140">WCETs</text:span> have <text:span text:style-name="T108">a</text:span> priority <text:span text:style-name="T140">over the abstract WCETs</text:span>, e.g. for the specification above for Convolution 5x5 operator, the <text:span text:style-name="T109">"CONV(5_5)": 75 </text:span>k-v pair will be <text:span text:style-name="T110">used to evaluate</text:span> 5x5 Convolution <text:span text:style-name="T110">operator time</text:span>. <text:span text:style-name="T110">To evaluate Convolution 3</text:span>x<text:span text:style-name="T140">3</text:span>, he <text:span text:style-name="T109">"CONV": 3 </text:span>k-v pair will be used.</text:p>
      <text:p text:style-name="P47"/>
      <text:p text:style-name="P88"><text:span text:style-name="T141">O</text:span>perators, <text:span text:style-name="T138">supported by default </text:span></text:p>
      <text:p text:style-name="P45"><text:span text:style-name="T58">T</text:span><text:span text:style-name="T35">he list of </text:span><text:span text:style-name="T59">the parametrized </text:span><text:span text:style-name="T35">operat</text:span><text:span text:style-name="T60">ors</text:span><text:span text:style-name="T35">, </text:span><text:span text:style-name="T61">supported by espamAI by default is provided in ../espam/src/espam/docs/espamAI/DNN_supported_operators.pdf. For this operators the parametrized WCETs </text:span><text:span text:style-name="T107">are automatically computed from the default abstract operators specification, provided in .../espam/src/espam/examples/time_spec/default_wcet.json.</text:span></text:p>
      <text:p text:style-name="P48">If during performance evalution, espamAI finds an unsopported (not-default) operator, the operator execution time will be set to 1, and the warning <text:span text:style-name="T5">&lt;operator&gt; unknown execution time. Default time = 1 is set for &lt;operator&gt;</text:span><text:span text:style-name="T113"> will be </text:span>printed on console. </text:p>
      <text:p text:style-name="P78"/>
      <text:p text:style-name="P89"><text:span text:style-name="T142">Generate WCETs</text:span></text:p>
      <text:p text:style-name="P29">To generate the WCET specification, exploited by espamAI for provided iinput model </text:p>
      <text:p text:style-name="P54"><text:span text:style-name="T36"><text:tab/>$ <text:s/></text:span><text:span text:style-name="T112">./espam --generate <text:s/>&lt;path/to/model&gt; --wcet</text:span></text:p>
      <text:p text:style-name="P54"><text:span text:style-name="T19"/></text:p>
      <text:p text:style-name="P90"><text:span text:style-name="T114">Customize WCETs</text:span></text:p>
      <text:p text:style-name="P50">T<text:span text:style-name="T139">o</text:span> set up your own <text:span text:style-name="T147">WCET</text:span> specification, perform following steps:</text:p>
      <text:p text:style-name="P50">1. <text:span text:style-name="T111">Generate default specification for an input model. </text:span></text:p>
      <text:p text:style-name="P50"><text:span text:style-name="T117">2</text:span>. <text:span text:style-name="T115">Change the .json file <text:s/>manually i</text:span><text:span text:style-name="T40">n any text editor</text:span></text:p>
      <text:h text:style-name="P102" text:outline-level="2"><text:span text:style-name="T99">Simulate application running with Sesame</text:span></text:h>
      <text:p text:style-name="P69">To <text:span text:style-name="T146">simulate generated</text:span> <text:span text:style-name="T146">Sesame application, you will need Sesame simulation tool installed. </text:span><text:s/></text:p>
      <text:p text:style-name="P69"/>
      <text:p text:style-name="P69"><text:span text:style-name="T100">W</text:span>ith installed Sesame simulation tool:</text:p>
      <text:p text:style-name="P70"><text:soft-page-break/>1. Go to sesame root</text:p>
      <text:p text:style-name="P69"><text:span text:style-name="T101">2. </text:span>Set up sesame environment</text:p>
      <text:p text:style-name="P69"><text:span text:style-name="T101">3</text:span>. <text:span text:style-name="T101">Go to directory with an application, generated by espamAI</text:span></text:p>
      <text:p text:style-name="P71">4. <text:span text:style-name="T102">Provide sesame mapping file or </text:span>reate virtual mapping for your application</text:p>
      <text:p text:style-name="P73">5. <text:span text:style-name="T103">Go to application sources.</text:span></text:p>
      <text:p text:style-name="P74">6. Generate .o files for every CSDF node and .so library, contains all the application + simulate application running.</text:p>
      <text:p text:style-name="P75">7. Go back to application root folder</text:p>
      <text:p text:style-name="P76"><text:span text:style-name="T104">8</text:span>.<text:span text:style-name="T105">Create text files with application processes traces.</text:span></text:p>
      <text:h text:style-name="P112" text:outline-level="3"><text:span text:style-name="T8"/></text:h>
      <text:p text:style-name="P16"/>
      <text:h text:style-name="P95" text:outline-level="2">Command-line options</text:h>
      <text:p text:style-name="P2">Command-line options that take arguments. <text:span text:style-name="T2">Note: The table below contains only the options, related to Sesame application generation. For all <text:s/>other options see espamAIMan.pdf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option</text:p>
          </table:table-cell>
          <table:table-cell table:style-name="Table1.A1" office:value-type="string">
            <text:p text:style-name="P18">abbr</text:p>
          </table:table-cell>
          <table:table-cell table:style-name="Table1.A1" office:value-type="string">
            <text:p text:style-name="P19">arguments</text:p>
          </table:table-cell>
          <table:table-cell table:style-name="Table1.D1" office:value-type="string">
            <text:p text:style-name="P17">example</text:p>
          </table:table-cell>
        </table:table-row>
        <table:table-row>
          <table:table-cell table:style-name="Table1.A2" table:number-columns-spanned="4" office:value-type="string">
            <text:p text:style-name="P8"><text:span text:style-name="T24">General</text:span> <text:span text:style-name="T25">options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0">--<text:span text:style-name="T24">generate</text:span></text:p>
          </table:table-cell>
          <table:table-cell table:style-name="Table1.A3" office:value-type="string">
            <text:p text:style-name="P11">-<text:span text:style-name="T24">g</text:span></text:p>
          </table:table-cell>
          <table:table-cell table:style-name="Table1.A3" office:value-type="string">
            <text:p text:style-name="P20">Path to <text:span text:style-name="T26">DNN/CSDF</text:span> model </text:p>
          </table:table-cell>
          <table:table-cell table:style-name="Table1.A2" office:value-type="string">
            <text:p text:style-name="P27">--<text:span text:style-name="T24">generate ./tests/lenet.json</text:span></text:p>
          </table:table-cell>
        </table:table-row>
        <table:table-row>
          <table:table-cell table:style-name="Table1.A2" table:number-columns-spanned="4" office:value-type="string">
            <text:p text:style-name="P9">Model representation options (by default <text:s/><text:span text:style-name="T27">--layer-based</text:span> option is set)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>--layer-based</text:p>
          </table:table-cell>
          <table:table-cell table:style-name="Table1.A3" office:value-type="string">
            <text:p text:style-name="P11">-<text:span text:style-name="T27">lb</text:span></text:p>
          </table:table-cell>
          <table:table-cell table:style-name="Table1.A3" office:value-type="string">
            <text:p text:style-name="P21">none</text:p>
          </table:table-cell>
          <table:table-cell table:style-name="Table1.A2" office:value-type="string">
            <text:p text:style-name="P11">-<text:span text:style-name="T28">lb</text:span></text:p>
          </table:table-cell>
        </table:table-row>
        <table:table-row>
          <table:table-cell table:style-name="Table1.A3" office:value-type="string">
            <text:p text:style-name="P13">--block-based</text:p>
          </table:table-cell>
          <table:table-cell table:style-name="Table1.A3" office:value-type="string">
            <text:p text:style-name="P11">-<text:span text:style-name="T29">bb</text:span></text:p>
          </table:table-cell>
          <table:table-cell table:style-name="Table1.A3" office:value-type="string">
            <text:p text:style-name="P22">number of blocks</text:p>
            <text:p text:style-name="P22"/>
          </table:table-cell>
          <table:table-cell table:style-name="Table1.A2" office:value-type="string">
            <text:p text:style-name="P11">--<text:span text:style-name="T30">bb 20</text:span></text:p>
          </table:table-cell>
        </table:table-row>
        <table:table-row>
          <table:table-cell table:style-name="Table1.A3" office:value-type="string">
            <text:p text:style-name="P14">--split-step [optional], <text:s/>for -bb models only</text:p>
          </table:table-cell>
          <table:table-cell table:style-name="Table1.A3" office:value-type="string">
            <text:p text:style-name="P14">none</text:p>
          </table:table-cell>
          <table:table-cell table:style-name="Table1.A3" office:value-type="string">
            <text:p text:style-name="P23">Number of child nodes, obtainbed after <text:span text:style-name="T31">one layer</text:span> splitting</text:p>
          </table:table-cell>
          <table:table-cell table:style-name="Table1.A2" office:value-type="string">
            <text:p text:style-name="P14">--split-step 4</text:p>
          </table:table-cell>
        </table:table-row>
        <table:table-row>
          <table:table-cell table:style-name="Table1.A3" office:value-type="string">
            <text:p text:style-name="P14">--<text:span text:style-name="T89">opt-fi [optional]</text:span></text:p>
          </table:table-cell>
          <table:table-cell table:style-name="Table1.A3" office:value-type="string">
            <text:p text:style-name="P15">none</text:p>
          </table:table-cell>
          <table:table-cell table:style-name="Table1.A3" office:value-type="string">
            <text:p text:style-name="P26">Level of optimization of application graph for inference</text:p>
            <text:p text:style-name="P26">0 – do not optimizie</text:p>
            <text:p text:style-name="P26">1 – remove Dropout and Reshape nodes</text:p>
            <text:p text:style-name="P26">2 – (default) – remove Dropout and Reshape nodes + incapsulate adding of biases in predcessing nodes</text:p>
          </table:table-cell>
          <table:table-cell table:style-name="Table1.A2" office:value-type="string">
            <text:p text:style-name="P14">--<text:span text:style-name="T90">opt-fi</text:span> <text:span text:style-name="T90">2</text:span></text:p>
          </table:table-cell>
        </table:table-row>
        <table:table-row>
          <table:table-cell table:style-name="Table1.A2" table:number-columns-spanned="4" office:value-type="string">
            <text:p text:style-name="P9"><text:span text:style-name="T123">WCET specification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4">--time-spec</text:p>
          </table:table-cell>
          <table:table-cell table:style-name="Table1.A3" office:value-type="string">
            <text:p text:style-name="P64">none</text:p>
          </table:table-cell>
          <table:table-cell table:style-name="Table1.A3" office:value-type="string">
            <text:p text:style-name="P109">Path to <text:span text:style-name="T95">input specification of operators times <text:s/></text:span></text:p>
          </table:table-cell>
          <table:table-cell table:style-name="Table1.A2" office:value-type="string">
            <text:p text:style-name="P65">--time-spec ./<text:span text:style-name="T96">time_spec.json</text:span></text:p>
          </table:table-cell>
        </table:table-row>
      </table:table>
      <text:p text:style-name="P4"/>
      <text:p text:style-name="P3">Command-line flags (The command-line options that are either present or not)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flag</text:p>
          </table:table-cell>
          <table:table-cell table:style-name="Table2.A1" office:value-type="string">
            <text:p text:style-name="P24">abbr</text:p>
          </table:table-cell>
          <table:table-cell table:style-name="Table2.C1" office:value-type="string">
            <text:p text:style-name="P24">description</text:p>
          </table:table-cell>
        </table:table-row>
        <table:table-row>
          <table:table-cell table:style-name="Table2.A2" table:number-columns-spanned="3" office:value-type="string">
            <text:p text:style-name="P28">General flags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27">--<text:span text:style-name="T32">help</text:span></text:p>
          </table:table-cell>
          <table:table-cell table:style-name="Table2.A3" office:value-type="string">
            <text:p text:style-name="P27">-<text:span text:style-name="T32">h</text:span></text:p>
          </table:table-cell>
          <table:table-cell table:style-name="Table2.A2" office:value-type="string">
            <text:p text:style-name="P25">Printout help </text:p>
          </table:table-cell>
        </table:table-row>
        <table:table-row>
          <table:table-cell table:style-name="Table2.A3" office:value-type="string">
            <text:p text:style-name="P25">--verbose</text:p>
          </table:table-cell>
          <table:table-cell table:style-name="Table2.A3" office:value-type="string">
            <text:p text:style-name="P27">-<text:span text:style-name="T32">V</text:span></text:p>
          </table:table-cell>
          <table:table-cell table:style-name="Table2.A2" office:value-type="string">
            <text:p text:style-name="P25">Printout program progress information</text:p>
          </table:table-cell>
        </table:table-row>
        <table:table-row>
          <table:table-cell table:style-name="Table2.A2" table:number-columns-spanned="3" office:value-type="string">
            <text:p text:style-name="P63"><text:span text:style-name="T123">WCET specification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10">--wcet</text:p>
          </table:table-cell>
          <table:table-cell table:style-name="Table2.A3" office:value-type="string">
            <text:p text:style-name="P110">none</text:p>
          </table:table-cell>
          <table:table-cell table:style-name="Table2.A2" office:value-type="string">
            <text:p text:style-name="P66">Generate worst-case times specification for an input model</text:p>
          </table:table-cell>
        </table:table-row>
      </table:table>
      <text:h text:style-name="P97" text:outline-level="2"><text:soft-page-break/></text:h>
      <text:h text:style-name="P106" text:outline-level="1">Example<text:span text:style-name="T143">s</text:span></text:h>
      <text:h text:style-name="P98" text:outline-level="2"><text:span text:style-name="T143">Step</text:span>1:<text:span text:style-name="T144"> Generate Sesame application</text:span></text:h>
      <text:h text:style-name="P96" text:outline-level="2"><text:span text:style-name="T18">Step</text:span><text:span text:style-name="T8">1:</text:span><text:span text:style-name="T12"> </text:span><text:span text:style-name="T18">Generate s</text:span><text:span text:style-name="T14">imple </text:span><text:span text:style-name="T16">LB S</text:span><text:span text:style-name="T13">esame application from ./</text:span><text:span text:style-name="T15">espam</text:span><text:span text:style-name="T13">/</text:span><text:span text:style-name="T14">bin directory</text:span></text:h>
      <text:p text:style-name="P41"><text:span text:style-name="T36"/></text:p>
      <text:p text:style-name="P52"><text:span text:style-name="T36">$ </text:span><text:span text:style-name="T46">cd /home/user1/espam/bin</text:span></text:p>
      <text:p text:style-name="P52"><text:span text:style-name="T36">$ </text:span><text:span text:style-name="T128">./espam --generate ../src/espam/examples/DNN/onnx/mnist.onnx --sesame -lb</text:span></text:p>
      <text:p text:style-name="P91"/>
      <text:p text:style-name="P91">Description:</text:p>
      <text:p text:style-name="P41"><text:span text:style-name="T47"><text:tab/>Generate </text:span><text:span text:style-name="T48">Sesame application</text:span><text:span text:style-name="T47"> for </text:span><text:span text:style-name="T54">../src/espam/examples/DNN/onnx/mnist.onnx</text:span><text:span text:style-name="T47"> DNN model. </text:span><text:span text:style-name="T48">Use layer-based mode </text:span><text:span text:style-name="T49">(for more information about DNN modes see <text:s/></text:span><text:span text:style-name="T50">espamAIMan.pdf</text:span><text:span text:style-name="T51"> manual</text:span><text:span text:style-name="T52">)</text:span></text:p>
      <text:p text:style-name="P41"/>
      <text:p text:style-name="P41"><text:span text:style-name="T1">Expected output:</text:span> <text:span text:style-name="T130">files folder </text:span></text:p>
      <text:p text:style-name="P59"><text:span text:style-name="T128">./CNTKGraph</text:span>/<text:span text:style-name="T35">app //</text:span><text:span text:style-name="T55">S</text:span><text:span text:style-name="T35">esame application </text:span><text:span text:style-name="T53">in layer-based mode</text:span></text:p>
      <text:h text:style-name="P96" text:outline-level="2"><text:span text:style-name="T18">Step1 (alternanive)</text:span><text:span text:style-name="T8">:</text:span><text:span text:style-name="T12"> </text:span><text:span text:style-name="T17">Block-based </text:span><text:span text:style-name="T16">S</text:span><text:span text:style-name="T13">esame application from ./</text:span><text:span text:style-name="T15">espam</text:span><text:span text:style-name="T13">/</text:span><text:span text:style-name="T14">bin directory</text:span></text:h>
      <text:p text:style-name="P93"><text:span text:style-name="T6">Description:</text:span></text:p>
      <text:p text:style-name="P60"><text:span text:style-name="T35">$ </text:span><text:span text:style-name="T133">./espam --generate ../src/espam/examples/DNN/onnx/mnist.onnx --sesame -bb 50 </text:span></text:p>
      <text:p text:style-name="P41"/>
      <text:p text:style-name="P91">Description:</text:p>
      <text:p text:style-name="P41"><text:tab/><text:span text:style-name="T129">Generate block-based Sesame application for ./tests/onnx/mnist.onnx DNN model. Split DNN model until it reaches &lt;=50 blocks with default --split-step = 2 (For more information about layers splitting see paragraph <text:s/>“Neuron/Layer and Block-based DNN models” of </text:span><text:span text:style-name="T50">espamAIMan.pdf</text:span><text:span text:style-name="T51"> manual</text:span><text:span text:style-name="T129">). </text:span></text:p>
      <text:p text:style-name="P41"/>
      <text:p text:style-name="P41"><text:span text:style-name="T1">Expected output:</text:span> <text:span text:style-name="T130">files folder </text:span></text:p>
      <text:p text:style-name="P84"><text:span text:style-name="T134">CNTKGraph/</text:span>app //<text:span text:style-name="T135">contains parallelised </text:span>sesame application <text:span text:style-name="T135">in -bb mode</text:span></text:p>
      <text:h text:style-name="P100" text:outline-level="2"><text:span text:style-name="T77">Step2</text:span><text:span text:style-name="T78">:</text:span><text:span text:style-name="T79"> </text:span><text:span text:style-name="T80">Print and c</text:span><text:span text:style-name="T79">ustomize WCETs</text:span></text:h>
      <text:p text:style-name="P36"><text:span text:style-name="T76">N</text:span><text:span text:style-name="T70">OTE: The DNN mode options (--lb, --bb ) for Sesame application and WCET spefication should match!</text:span></text:p>
      <text:p text:style-name="P37"><text:span text:style-name="T87">P</text:span><text:span text:style-name="T86">rint WCETS:</text:span></text:p>
      <text:p text:style-name="P55"><text:span text:style-name="T36"><text:tab/>$ ./</text:span><text:span text:style-name="T65">espam </text:span><text:span text:style-name="T54">--generate ../src/espam/examples/DNN/onnx/mnist.onnx --sesame -</text:span><text:span text:style-name="T65">lb</text:span><text:span text:style-name="T54"> </text:span><text:span text:style-name="T112">--wcet</text:span></text:p>
      <text:p text:style-name="P44"><text:span text:style-name="T1">Expected output:</text:span> </text:p>
      <text:p text:style-name="P68"><text:tab/><text:span text:style-name="T149">./output_models/CNTKGraph/CNTKGraph_wcet_spec.json file generated and contais</text:span></text:p>
      <text:p text:style-name="P87">{</text:p>
      <text:p text:style-name="P87"><text:s text:c="2"/>"MATMUL_NONE(1_256,256_10)": 512,</text:p>
      <text:p text:style-name="P87"><text:s text:c="2"/>"MAXPOOL": 1,</text:p>
      <text:p text:style-name="P87"><text:s text:c="2"/>"MAXPOOL(3_3_16)": 144,</text:p>
      <text:p text:style-name="P87"><text:s text:c="2"/>"CONV(5_5)": 25,</text:p>
      <text:p text:style-name="P87"><text:s text:c="2"/>"CONV": 1,</text:p>
      <text:p text:style-name="P87"><text:s text:c="2"/>"WRITE": 1,</text:p>
      <text:p text:style-name="P87"><text:s text:c="2"/>"READ": 1,</text:p>
      <text:p text:style-name="P87"><text:s text:c="2"/>"MAXPOOL(2_2_8)": 32,</text:p>
      <text:p text:style-name="P87"><text:s text:c="2"/>"CONV(5_5_8)": 200,</text:p>
      <text:p text:style-name="P87"><text:s text:c="2"/>"ReLU": 1,</text:p>
      <text:p text:style-name="P87"><text:soft-page-break/><text:s text:c="2"/>"NONE": 0</text:p>
      <text:p text:style-name="P94"><text:span text:style-name="T70">}</text:span></text:p>
      <text:p text:style-name="P94"><text:span text:style-name="T70"/></text:p>
      <text:p text:style-name="P32"><text:span text:style-name="T148">Customize</text:span> WCETS:</text:p>
      <text:p text:style-name="P51"><text:span text:style-name="T117">2</text:span>. <text:span text:style-name="T150">Open the generated </text:span><text:span text:style-name="T68">CNTKGraph_wcet_spec.</text:span><text:span text:style-name="T150">json file </text:span><text:span text:style-name="T41"><text:s/></text:span><text:span text:style-name="T40">in any text editor </text:span><text:span text:style-name="T66">and change it manually</text:span><text:span text:style-name="T67">, e.g. set </text:span><text:span text:style-name="T38"><text:s/>"CONV</text:span><text:span text:style-name="T39">(5_5)</text:span><text:span text:style-name="T38">": </text:span><text:span text:style-name="T39">95. </text:span></text:p>
      <text:h text:style-name="P101" text:outline-level="2"><text:span text:style-name="T145">Step</text:span> <text:span text:style-name="T145">3: Simulate Sesame application with virtual mapping</text:span></text:h>
      <text:p text:style-name="P72">An example for todorsNet_NB Sesame application <text:span text:style-name="T102">with virtual mapping:</text:span></text:p>
      <text:p text:style-name="P77">1. $ cd .../sesame/</text:p>
      <text:p text:style-name="P77">2. $ source sesame.env</text:p>
      <text:p text:style-name="P77">3. $ cd .../todorsNet_NB/</text:p>
      <text:p text:style-name="P77">4. $ AppVirtualMapGenerator app/todorsNet_NB_app.yml &gt; todorsNet_NB_appvirt_map.yml</text:p>
      <text:p text:style-name="P77">5. $ cd app</text:p>
      <text:p text:style-name="P77">6. $ make runtrace</text:p>
      <text:p text:style-name="P77">7. $ cd ../</text:p>
      <text:p text:style-name="P77">8. $ for i in `ls trace*`; do traceprinter $i &gt; $i.txt; done</text:p>
      <text:p text:style-name="P42"><text:span text:style-name="T1">Expected output:</text:span> </text:p>
      <text:p text:style-name="P67"><text:span text:style-name="T98"><text:tab/>Run traces for every CSDF node with sequences of read/execute/write primitives, corresponding to the CSDF graph functionality.</text:span></text:p>
      <text:p text:style-name="P67"/>
      <text:h text:style-name="P103" text:outline-level="2"><text:span text:style-name="T145">Step</text:span> <text:span text:style-name="T145">4: Generate mapping file</text:span></text:h>
      <text:p text:style-name="P35"><text:span text:style-name="T124">How to obtain the application mapping file from Sesame?</text:span></text:p>
      <text:p text:style-name="P67"/>
      <text:h text:style-name="P105" text:outline-level="1"><text:span text:style-name="T34">W</text:span><text:span text:style-name="T33">ork in progress</text:span></text:h>
      <text:p text:style-name="P30">In<text:span text:style-name="T94">tegration with Sesame: </text:span></text:p>
      <text:p text:style-name="P30"><text:span text:style-name="T97">1. <text:s/>Sesame mapping from espamAI console.</text:span></text:p>
      <text:p text:style-name="P31">2. Sesame simulation results with virtual/generated mapping from espamAI conso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000000" style:font-name="Liberation Mono" fo:font-family="'Liberation Mono'" style:font-family-generic="modern" style:font-pitch="fixed" fo:font-size="10pt" fo:background-color="transparen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2:33:01.078000948</meta:creation-date>
    <meta:generator>LibreOffice/5.1.6.2$Linux_X86_64 LibreOffice_project/10m0$Build-2</meta:generator>
    <dc:date>2019-06-28T15:52:57.693403373</dc:date>
    <meta:editing-duration>PT17H49M20S</meta:editing-duration>
    <meta:editing-cycles>386</meta:editing-cycles>
    <meta:document-statistic meta:table-count="2" meta:image-count="0" meta:object-count="0" meta:page-count="6" meta:paragraph-count="174" meta:word-count="1207" meta:character-count="8596" meta:non-whitespace-character-count="7476"/>
  </office:meta>
</office:document-meta>
</file>